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ifar1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235 220 235 <text:s/>13 210]</text:p>
          </table:table-cell>
          <table:table-cell office:value-type="float" office:value="206.282" calcext:value-type="float">
            <text:p>206,282</text:p>
          </table:table-cell>
          <table:table-cell office:value-type="float" office:value="0.6485" calcext:value-type="float">
            <text:p>0,649</text:p>
          </table:table-cell>
          <table:table-cell office:value-type="float" office:value="0.6363" calcext:value-type="float">
            <text:p>0,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63 209 120 138 130 117]</text:p>
          </table:table-cell>
          <table:table-cell office:value-type="float" office:value="439.946" calcext:value-type="float">
            <text:p>439,946</text:p>
          </table:table-cell>
          <table:table-cell office:value-type="float" office:value="0.7137" calcext:value-type="float">
            <text:p>0,714</text:p>
          </table:table-cell>
          <table:table-cell office:value-type="float" office:value="0.7076" calcext:value-type="float">
            <text:p>0,7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66 165]</text:p>
          </table:table-cell>
          <table:table-cell office:value-type="float" office:value="426.506" calcext:value-type="float">
            <text:p>426,506</text:p>
          </table:table-cell>
          <table:table-cell office:value-type="float" office:value="0.6956" calcext:value-type="float">
            <text:p>0,696</text:p>
          </table:table-cell>
          <table:table-cell office:value-type="float" office:value="0.6904" calcext:value-type="float">
            <text:p>0,6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 94 117]</text:p>
          </table:table-cell>
          <table:table-cell office:value-type="float" office:value="426.506" calcext:value-type="float">
            <text:p>426,506</text:p>
          </table:table-cell>
          <table:table-cell office:value-type="float" office:value="0.6928" calcext:value-type="float">
            <text:p>0,693</text:p>
          </table:table-cell>
          <table:table-cell office:value-type="float" office:value="0.6921" calcext:value-type="float">
            <text:p>0,6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 34 171]</text:p>
          </table:table-cell>
          <table:table-cell office:value-type="float" office:value="426.506" calcext:value-type="float">
            <text:p>426,506</text:p>
          </table:table-cell>
          <table:table-cell office:value-type="float" office:value="0.694" calcext:value-type="float">
            <text:p>0,694</text:p>
          </table:table-cell>
          <table:table-cell office:value-type="float" office:value="0.6903" calcext:value-type="float">
            <text:p>0,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style-name="ce2" table:formula="of:=AVERAGE([.C3:.C7])" office:value-type="float" office:value="385.1492" calcext:value-type="float">
            <text:p>385,149</text:p>
          </table:table-cell>
          <table:table-cell table:formula="of:=AVERAGE([.D3:.D7])" office:value-type="float" office:value="0.68892" calcext:value-type="float">
            <text:p>0,689</text:p>
          </table:table-cell>
          <table:table-cell table:formula="of:=AVERAGE([.E3:.E7])" office:value-type="float" office:value="0.68334" calcext:value-type="float">
            <text:p>0,683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Cifar 10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 92 <text:s/>43 136 151 204 <text:s/>85 193 <text:s/>47 185 221]</text:p>
          </table:table-cell>
          <table:table-cell office:value-type="float" office:value="159.332" calcext:value-type="float">
            <text:p>159,332</text:p>
          </table:table-cell>
          <table:table-cell office:value-type="float" office:value="0.3228" calcext:value-type="float">
            <text:p>0,323</text:p>
          </table:table-cell>
          <table:table-cell office:value-type="float" office:value="0.3288" calcext:value-type="float">
            <text:p>0,3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59 <text:s text:c="2"/>8 227 <text:s/>77 117 <text:s/>91 178 173]</text:p>
          </table:table-cell>
          <table:table-cell office:value-type="float" office:value="318.564" calcext:value-type="float">
            <text:p>318,564</text:p>
          </table:table-cell>
          <table:table-cell office:value-type="float" office:value="0.3498" calcext:value-type="float">
            <text:p>0,350</text:p>
          </table:table-cell>
          <table:table-cell office:value-type="float" office:value="0.3503" calcext:value-type="float">
            <text:p>0,35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219 118 138 <text:s/>67]</text:p>
          </table:table-cell>
          <table:table-cell office:value-type="float" office:value="5037.092" calcext:value-type="float">
            <text:p>5037,092</text:p>
          </table:table-cell>
          <table:table-cell office:value-type="float" office:value="0.3399" calcext:value-type="float">
            <text:p>0,340</text:p>
          </table:table-cell>
          <table:table-cell office:value-type="float" office:value="0.3355" calcext:value-type="float">
            <text:p>0,3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175 113 <text:s/>13 <text:s/>12 180 136 244 231 136 175 113 <text:s/>13 175 113 <text:s/>13 <text:s/>12 180 136 244 231]</text:p>
          </table:table-cell>
          <table:table-cell office:value-type="float" office:value="1441.892" calcext:value-type="float">
            <text:p>1441,892</text:p>
          </table:table-cell>
          <table:table-cell office:value-type="float" office:value="0.3341" calcext:value-type="float">
            <text:p>0,334</text:p>
          </table:table-cell>
          <table:table-cell office:value-type="float" office:value="0.3254" calcext:value-type="float">
            <text:p>0,3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13 37]</text:p>
          </table:table-cell>
          <table:table-cell office:value-type="float" office:value="318.564" calcext:value-type="float">
            <text:p>318,564</text:p>
          </table:table-cell>
          <table:table-cell office:value-type="float" office:value="0.325" calcext:value-type="float">
            <text:p>0,325</text:p>
          </table:table-cell>
          <table:table-cell office:value-type="float" office:value="0.3183" calcext:value-type="float">
            <text:p>0,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style-name="ce2" table:formula="of:=AVERAGE([.C12:.C16])" office:value-type="float" office:value="1455.0888" calcext:value-type="float">
            <text:p>1455,089</text:p>
          </table:table-cell>
          <table:table-cell table:formula="of:=AVERAGE([.D12:.D16])" office:value-type="float" office:value="0.33432" calcext:value-type="float">
            <text:p>0,334</text:p>
          </table:table-cell>
          <table:table-cell table:formula="of:=AVERAGE([.E12:.E16])" office:value-type="float" office:value="0.33166" calcext:value-type="float">
            <text:p>0,332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MNIS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114 <text:s/>22 204 177]</text:p>
          </table:table-cell>
          <table:table-cell office:value-type="float" office:value="506.058" calcext:value-type="float">
            <text:p>506,058</text:p>
          </table:table-cell>
          <table:table-cell office:value-type="float" office:value="0.9886" calcext:value-type="float">
            <text:p>0,989</text:p>
          </table:table-cell>
          <table:table-cell office:value-type="float" office:value="0.9895" calcext:value-type="float">
            <text:p>0,9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4 99 69]</text:p>
          </table:table-cell>
          <table:table-cell office:value-type="float" office:value="181.194" calcext:value-type="float">
            <text:p>181,194</text:p>
          </table:table-cell>
          <table:table-cell office:value-type="float" office:value="0.9906" calcext:value-type="float">
            <text:p>0,991</text:p>
          </table:table-cell>
          <table:table-cell office:value-type="float" office:value="0.9927" calcext:value-type="float">
            <text:p>0,9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big</text:p>
          </table:table-cell>
          <table:table-cell office:value-type="float" office:value="87.281" calcext:value-type="float">
            <text:p>87,281</text:p>
          </table:table-cell>
          <table:table-cell table:number-columns-repeated="2" office:value-type="float" office:value="0.9904" calcext:value-type="float">
            <text:p>0,9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213 121 215]</text:p>
          </table:table-cell>
          <table:table-cell office:value-type="float" office:value="401.226" calcext:value-type="float">
            <text:p>401,226</text:p>
          </table:table-cell>
          <table:table-cell office:value-type="float" office:value="0.9902" calcext:value-type="float">
            <text:p>0,990</text:p>
          </table:table-cell>
          <table:table-cell office:value-type="float" office:value="0.9923" calcext:value-type="float">
            <text:p>0,9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 37 141 108]</text:p>
          </table:table-cell>
          <table:table-cell office:value-type="float" office:value="31.841" calcext:value-type="float">
            <text:p>31,841</text:p>
          </table:table-cell>
          <table:table-cell office:value-type="float" office:value="0.9917" calcext:value-type="float">
            <text:p>0,992</text:p>
          </table:table-cell>
          <table:table-cell office:value-type="float" office:value="0.9932" calcext:value-type="float">
            <text:p>0,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formula="of:=AVERAGE([.C21:.C25])" office:value-type="float" office:value="241.52" calcext:value-type="float">
            <text:p>241,52</text:p>
          </table:table-cell>
          <table:table-cell table:formula="of:=AVERAGE([.D21:.D25])" office:value-type="float" office:value="0.9903" calcext:value-type="float">
            <text:p>0,990</text:p>
          </table:table-cell>
          <table:table-cell table:formula="of:=AVERAGE([.E21:.E25])" office:value-type="float" office:value="0.99162" calcext:value-type="float">
            <text:p>0,992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notMNIS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217 <text:s/>21 150]</text:p>
          </table:table-cell>
          <table:table-cell office:value-type="float" office:value="318.41" calcext:value-type="float">
            <text:p>318,41</text:p>
          </table:table-cell>
          <table:table-cell office:value-type="float" office:value="0.9009" calcext:value-type="float">
            <text:p>0,901</text:p>
          </table:table-cell>
          <table:table-cell office:value-type="float" office:value="0.9505" calcext:value-type="float">
            <text:p>0,9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51 193]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89" calcext:value-type="float">
            <text:p>0,899</text:p>
          </table:table-cell>
          <table:table-cell office:value-type="float" office:value="0.9505" calcext:value-type="float">
            <text:p>0,9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63 85]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53" calcext:value-type="float">
            <text:p>0,895</text:p>
          </table:table-cell>
          <table:table-cell office:value-type="float" office:value="0.9498" calcext:value-type="float">
            <text:p>0,9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o big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69" calcext:value-type="float">
            <text:p>0,897</text:p>
          </table:table-cell>
          <table:table-cell office:value-type="float" office:value="0.9484" calcext:value-type="float">
            <text:p>0,9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225 123 209 253 <text:s/>84 205]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69" calcext:value-type="float">
            <text:p>0,897</text:p>
          </table:table-cell>
          <table:table-cell office:value-type="float" office:value="0.9493" calcext:value-type="float">
            <text:p>0,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style-name="ce2" table:formula="of:=AVERAGE([.C30:.C34])" office:value-type="float" office:value="351.7924" calcext:value-type="float">
            <text:p>351,792</text:p>
          </table:table-cell>
          <table:table-cell table:formula="of:=AVERAGE([.D30:.D34])" office:value-type="float" office:value="0.89778" calcext:value-type="float">
            <text:p>0,898</text:p>
          </table:table-cell>
          <table:table-cell table:formula="of:=AVERAGE([.E30:.E34])" office:value-type="float" office:value="0.9497" calcext:value-type="float">
            <text:p>0,950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Fashion MNIS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135 <text:s/>34]</text:p>
          </table:table-cell>
          <table:table-cell office:value-type="float" office:value="406.218" calcext:value-type="float">
            <text:p>406,218</text:p>
          </table:table-cell>
          <table:table-cell office:value-type="float" office:value="0.9178" calcext:value-type="float">
            <text:p>0,918</text:p>
          </table:table-cell>
          <table:table-cell office:value-type="float" office:value="0.9172" calcext:value-type="float">
            <text:p>0,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<text:s/>6 127 <text:s/>17]</text:p>
          </table:table-cell>
          <table:table-cell office:value-type="float" office:value="1731.786" calcext:value-type="float">
            <text:p>1731,786</text:p>
          </table:table-cell>
          <table:table-cell office:value-type="float" office:value="0.9144" calcext:value-type="float">
            <text:p>0,914</text:p>
          </table:table-cell>
          <table:table-cell office:value-type="float" office:value="0.9153" calcext:value-type="float">
            <text:p>0,9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big</text:p>
          </table:table-cell>
          <table:table-cell office:value-type="float" office:value="361.354" calcext:value-type="float">
            <text:p>361,354</text:p>
          </table:table-cell>
          <table:table-cell office:value-type="float" office:value="0.9169" calcext:value-type="float">
            <text:p>0,917</text:p>
          </table:table-cell>
          <table:table-cell office:value-type="float" office:value="0.9201" calcext:value-type="float">
            <text:p>0,9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204 <text:s/>28]</text:p>
          </table:table-cell>
          <table:table-cell office:value-type="float" office:value="599.754" calcext:value-type="float">
            <text:p>599,754</text:p>
          </table:table-cell>
          <table:table-cell office:value-type="float" office:value="0.9154" calcext:value-type="float">
            <text:p>0,915</text:p>
          </table:table-cell>
          <table:table-cell office:value-type="float" office:value="0.9139" calcext:value-type="float">
            <text:p>0,9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189 220]</text:p>
          </table:table-cell>
          <table:table-cell office:value-type="float" office:value="406.218" calcext:value-type="float">
            <text:p>406,218</text:p>
          </table:table-cell>
          <table:table-cell office:value-type="float" office:value="0.9171" calcext:value-type="float">
            <text:p>0,917</text:p>
          </table:table-cell>
          <table:table-cell office:value-type="float" office:value="0.917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formula="of:=AVERAGE([.C39:.C43])" office:value-type="float" office:value="701.066" calcext:value-type="float">
            <text:p>701,066</text:p>
          </table:table-cell>
          <table:table-cell table:formula="of:=AVERAGE([.D39:.D43])" office:value-type="float" office:value="0.91632" calcext:value-type="float">
            <text:p>0,916</text:p>
          </table:table-cell>
          <table:table-cell table:formula="of:=AVERAGE([.E39:.E43])" office:value-type="float" office:value="0.91686" calcext:value-type="float">
            <text:p>0,9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40:13.091000000</meta:creation-date>
    <dc:date>2018-10-27T20:17:53.068000000</dc:date>
    <meta:editing-duration>PT45M46S</meta:editing-duration>
    <meta:editing-cycles>1</meta:editing-cycles>
    <meta:document-statistic meta:table-count="1" meta:cell-count="180" meta:object-count="0"/>
    <meta:generator>LibreOffice/5.3.7.2$Windows_X86_64 LibreOffice_project/6b8ed514a9f8b44d37a1b96673cbbdd077e24059</meta:generator>
  </office:meta>
</office:document-meta>
</file>